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E2CC0656A41CE715.png" manifest:media-type="image/png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402cm, 13.215cm, 1.56cm, 0.926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flito<text:tab/>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Para causar o conflito, foi criado um arquivo em JS que tinha a função de subtrair, o arquivo foi alterado para a função de somar nas mesmas linhas em que estava subtraindo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flito<text:tab/></text:p>
          </draw:text-box>
        </draw:frame>
        <draw:frame draw:style-name="gr2" draw:text-style-name="P2" draw:layer="layout" svg:width="26.17cm" svg:height="3.99cm" svg:x="0.8cm" svg:y="5.41cm">
          <draw:image xlink:href="Pictures/100002010000055600000300E2CC0656A41CE71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7:53:42.459159297</meta:creation-date>
    <meta:editing-duration>PT43M6S</meta:editing-duration>
    <meta:editing-cycles>3</meta:editing-cycles>
    <meta:generator>LibreOffice/6.4.7.2$Linux_X86_64 LibreOffice_project/40$Build-2</meta:generator>
    <dc:title>Bright Blue</dc:title>
    <dc:date>2021-05-31T19:37:19.441516696</dc:date>
    <meta:document-statistic meta:object-count="30"/>
  </office:meta>
</office:document-meta>
</file>